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9501" officeooo:paragraph-rsid="00009501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2353a" officeooo:paragraph-rsid="0002353a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2353a" officeooo:paragraph-rsid="0002353a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0347cf" officeooo:paragraph-rsid="000347cf"/>
    </style:style>
    <style:style style:name="T1" style:family="text">
      <style:text-properties officeooo:rsid="0002353a"/>
    </style:style>
    <style:style style:name="T2" style:family="text">
      <style:text-properties officeooo:rsid="0005403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: Denunciar usuário</text:p>
      <text:p text:style-name="P1">Atores: <text:span text:style-name="T1">Usuário</text:span></text:p>
      <text:p text:style-name="P1">Pré-Condições: <text:span text:style-name="T1">Está logado, ter participado da mesma carona da pessoa que vai denunciar.</text:span></text:p>
      <text:p text:style-name="P1">Fluxos:</text:p>
      <text:p text:style-name="P1">Principal: </text:p>
      <text:list xml:id="list2833403507744145753" text:style-name="L1">
        <text:list-item>
          <text:p text:style-name="P2">O usuário vai no perfil do usuário e clica no item denunciar.</text:p>
        </text:list-item>
        <text:list-item>
          <text:p text:style-name="P2">O sistema vai mostrar todas as caronas que eles perticiparam juntos.</text:p>
        </text:list-item>
        <text:list-item>
          <text:p text:style-name="P2">O usuário clica em uma.</text:p>
        </text:list-item>
        <text:list-item>
          <text:p text:style-name="P2">O sistema mostrar os tipos de denunciar e também a opção outro.</text:p>
        </text:list-item>
        <text:list-item>
          <text:p text:style-name="P2">O usuário seleciona uma.</text:p>
        </text:list-item>
        <text:list-item>
          <text:p text:style-name="P2">O sistema mostra uma caixa de texto pra ser descrevid<text:span text:style-name="T2">o o que</text:span> ocorreu.</text:p>
        </text:list-item>
        <text:list-item>
          <text:p text:style-name="P2">O usuário descreve e confimar, o caso de uso termina.</text:p>
        </text:list-item>
      </text:list>
      <text:p text:style-name="P1">Fluxos Alternativos (Opcional): </text:p>
      <text:list xml:id="list5376109781204798690" text:style-name="L2">
        <text:list-item>
          <text:p text:style-name="P3">Caso o usuário clique na opção outro, irá para o item 6. </text:p>
        </text:list-item>
      </text:list>
      <text:p text:style-name="P1">Fluxos de Exceção (Opcional): </text:p>
      <text:list xml:id="list4927129642643916910" text:style-name="L3">
        <text:list-item>
          <text:p text:style-name="P4">Caso o usuário saia sem completar a denuncia o sistema irá salvar a denuncia de onde parou e depois perguntar ao usuário se ele quer continuar.</text:p>
        </text:list-item>
      </text:list>
      <text:p text:style-name="P1">Pós-Condições: <text:span text:style-name="T1">Usuário denunci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6:48:14.522927322</meta:creation-date>
    <dc:date>2018-10-27T21:40:28.666097393</dc:date>
    <meta:editing-duration>PT13M1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44" meta:character-count="824" meta:non-whitespace-character-count="702"/>
  </office:meta>
</office:document-meta>
</file>